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9.924cm"/>
    </style:style>
    <style:style style:name="co4" style:family="table-column">
      <style:table-column-properties fo:break-before="auto" style:column-width="6.606cm"/>
    </style:style>
    <style:style style:name="co6" style:family="table-column">
      <style:table-column-properties fo:break-before="auto" style:column-width="2.71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3" office:value-type="string">
            <text:p>Task Name</text:p>
          </table:table-cell>
          <table:table-cell table:style-name="ce3" office:value-type="string">
            <text:p>Subtasks</text:p>
          </table:table-cell>
          <table:table-cell table:style-name="ce3" office:value-type="string">
            <text:p>Hours worked</text:p>
          </table:table-cell>
          <table:table-cell table:style-name="ce3" office:value-type="string">
            <text:p>Status</text:p>
          </table:table-cell>
        </table:table-row>
        <table:table-row table:style-name="ro3">
          <table:table-cell table:formula="of:=DATE(2013;2;16)" office:value-type="date" office:date-value="2013-02-16">
            <text:p>16.02.2013</text:p>
          </table:table-cell>
          <table:table-cell office:value-type="string">
            <text:p>Implementation of basic logging systém</text:p>
          </table:table-cell>
          <table:table-cell/>
          <table:table-cell table:style-name="ce4" office:value-type="float" office:value="6">
            <text:p>6</text:p>
          </table:table-cell>
          <table:table-cell table:style-name="ce5" office:value-type="string">
            <text:p>Done</text:p>
          </table:table-cell>
        </table:table-row>
        <table:table-row table:style-name="ro3">
          <table:table-cell table:formula="of:=DATE(2013;2;18)" office:value-type="date" office:date-value="2013-02-18">
            <text:p>18.02.2013</text:p>
          </table:table-cell>
          <table:table-cell office:value-type="string">
            <text:p>Implementation of communication library</text:p>
          </table:table-cell>
          <table:table-cell table:number-columns-repeated="3"/>
        </table:table-row>
        <table:table-row table:style-name="ro2" table:number-rows-repeated="104857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.00.0000</text:date>, <text:time style:data-style-name="N2" text:time-value="0000-00-00T22:11:20.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3-02-18T22:12:36.83</dc:date>
    <meta:editing-duration>PT1M34S</meta:editing-duration>
    <meta:editing-cycles>2</meta:editing-cycles>
    <meta:generator>LibreOffice/3.6$Windows_x86 LibreOffice_project/2ef5aff-a6fb0ff-166bdff-cf087ad-0f1389</meta:generator>
    <meta:document-statistic meta:table-count="3" meta:cell-count="11" meta:object-count="0"/>
  </office:meta>
</office:document-meta>
</file>